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outline1">
      <style:graphic-properties fo:min-height="4.501cm"/>
      <style:paragraph-properties style:writing-mode="lr-tb"/>
    </style:style>
    <style:style style:name="pr12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33cm" svg:x="1cm" svg:y="7.857cm" presentation:class="title" presentation:user-transformed="true">
          <draw:text-box>
            <text:p>Współbieżność w C++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std::thread, std::async, std::promi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odel równoległości w C++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Zapewnia równoległość ale nie współbieżność</text:p>
              </text:list-item>
              <text:list-item>
                <text:p>Opiera się na std::threa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d::thread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Reprezentuje sekwencyjną ścieżke wykonywania</text:p>
              </text:list-item>
              <text:list-item>
                <text:p>Pozwala zapytać o liczbe dostępnych rdzeni fizycznych w systemie</text:p>
              </text:list-item>
              <text:list-item>
                <text:p>Jest uruchamiany podczas kreacji, lub jest pus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td::async 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Zezwala na asynchroniczne wykonywanie funkcji</text:p>
              </text:list-item>
              <text:list-item>
                <text:p>Ma dwa tryby działania:</text:p>
                <text:list>
                  <text:list-item>
                    <text:p>Async</text:p>
                  </text:list-item>
                  <text:list-item>
                    <text:p>Deffer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d::future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prezentuje wynik jakiejś operacji asynchronicznej</text:p>
              </text:list-item>
              <text:list-item>
                <text:p>Pozwala podejrzeć gotowość, lub całkowicie zablokować wykonanie podczas oczekiwania na wynik</text:p>
              </text:list-item>
              <text:list-item>
                <text:p>Zwraca wynik funkcji lub wyjąte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d::promise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d::packaged_task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.125cm" presentation:class="title">
          <draw:text-box>
            <text:p>Zadanka bym do repo wrzucił, niech se ciągną</text:p>
          </draw:text-box>
        </draw:frame>
        <draw:frame presentation:style-name="pr11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1T22:29:15.994293254</meta:creation-date>
    <meta:editing-duration>PT1H9M48S</meta:editing-duration>
    <meta:editing-cycles>4</meta:editing-cycles>
    <meta:generator>LibreOffice/7.3.1.3$Linux_X86_64 LibreOffice_project/30$Build-3</meta:generator>
    <dc:title>Midnightblue</dc:title>
    <dc:date>2022-04-01T23:39:04.605650048</dc:date>
    <meta:document-statistic meta:object-count="82"/>
  </office:meta>
</office:document-meta>
</file>